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1500000215A7A698CE.jpg"/>
  <manifest:file-entry manifest:media-type="image/gif" manifest:full-path="Pictures/10000000000000E6000000E6A0D2E5F1.gif"/>
  <manifest:file-entry manifest:media-type="image/png" manifest:full-path="Pictures/1000000000000155000001312805718E.png"/>
  <manifest:file-entry manifest:media-type="image/png" manifest:full-path="Pictures/10000201000000E40000012CD2B397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Arrow" draw:marker-start-width="0.229cm" draw:marker-end="" draw:marker-end-width="0.229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draw:marker-start-width="0.381cm" draw:marker-end="Arrow" draw:marker-end-width="0.279cm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start-width="0.203cm" draw:textarea-horizontal-align="center" draw:textarea-vertical-align="middle"/>
    </style:style>
    <style:style style:name="gr7" style:family="graphic" style:parent-style-name="standard">
      <style:graphic-properties draw:stroke="none" draw:fill-color="#e6e6e6" draw:textarea-horizontal-align="justify" draw:textarea-vertical-align="top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fo:min-height="0.376cm" fo:padding-top="0cm" fo:padding-bottom="0cm" fo:padding-left="0cm" fo:padding-right="0cm"/>
    </style:style>
    <style:style style:name="gr9" style:family="graphic" style:parent-style-name="standard">
      <style:graphic-properties draw:marker-end="Arrow" draw:marker-end-width="0.20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fo:min-height="0.336cm" fo:padding-top="0cm" fo:padding-bottom="0cm" fo:padding-left="0cm" fo:padding-right="0cm"/>
    </style:style>
    <style:style style:name="gr11" style:family="graphic" style:parent-style-name="standard">
      <style:graphic-properties draw:marker-start="Arrow" draw:marker-start-width="0.203cm" draw:marker-end="" draw:marker-end-width="0.203cm" draw:textarea-horizontal-align="center" draw:textarea-vertical-align="middle"/>
    </style:style>
    <style:style style:name="gr12" style:family="graphic" style:parent-style-name="standard">
      <style:graphic-properties draw:fill-color="#b3b3b3" draw:textarea-horizontal-align="justify" draw:textarea-vertical-align="top" draw:auto-grow-height="false"/>
    </style:style>
    <style:style style:name="gr13" style:family="graphic" style:parent-style-name="standard">
      <style:graphic-properties draw:fill-color="#ffffff" draw:textarea-horizontal-align="justify" draw:textarea-vertical-align="top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6" style:family="graphic" style:parent-style-name="standard">
      <style:graphic-properties draw:marker-start="Arrow" draw:marker-start-width="0.203cm" draw:marker-end="" draw:marker-end-width="0.3cm" draw:textarea-horizontal-align="center" draw:textarea-vertical-align="middle"/>
    </style:style>
    <style:style style:name="gr17" style:family="graphic" style:parent-style-name="standard">
      <style:graphic-properties svg:stroke-width="0.051cm" draw:marker-start="Arrow" draw:marker-start-width="0.229cm" draw:marker-end="Arrow" draw:marker-end-width="0.229cm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Vera Sans'" style:font-family-generic="swiss" style:font-pitch="variable" fo:font-size="12pt" style:font-size-asian="12pt" style:font-size-complex="12pt"/>
    </style:style>
    <style:style style:name="P3" style:family="paragraph">
      <style:text-properties fo:font-family="'Bitstream Vera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family="'Bitstream Vera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family="'Bitstream Vera Sans'" style:font-family-generic="swiss" style:font-pitch="variable" fo:font-size="10pt" style:font-size-asian="10pt" style:font-size-complex="10pt"/>
    </style:style>
    <style:style style:name="P7" style:family="paragraph">
      <style:paragraph-properties fo:text-align="center"/>
      <style:text-properties fo:font-family="'Bitstream Vera Sans'" style:font-family-generic="swiss" style:font-pitch="variable" fo:font-size="14pt" style:font-size-asian="14pt" style:font-size-complex="14pt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family="'Bitstream Ver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family="'Bitstream Vera Serif'" style:font-family-generic="roman" style:font-pitch="variable" fo:font-size="14pt" style:font-size-asian="14pt" style:font-size-complex="14pt"/>
    </style:style>
    <style:style style:name="T1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2" style:family="text">
      <style:text-properties fo:font-family="'Bitstream Vera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position="sub 58%" fo:font-family="'Bitstream Vera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Bitstream Vera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text-position="sub 58%" fo:font-family="'Bitstream Vera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Bitstream Vera Sans'" style:font-family-generic="swiss" style:font-pitch="variable" fo:font-size="10pt" style:font-size-asian="10pt" style:font-size-complex="10pt"/>
    </style:style>
    <style:style style:name="T8" style:family="text">
      <style:text-properties style:text-position="sub 58%" fo:font-family="'Bitstream Vera Sans'" style:font-family-generic="swiss" style:font-pitch="variable" fo:font-size="10pt" style:font-size-asian="10pt" style:font-size-complex="10pt"/>
    </style:style>
    <style:style style:name="T9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10" style:family="text">
      <style:text-properties fo:font-family="'Bitstream Ver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family="'Bitstream Vera Serif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56cm" svg:y1="0.883cm" svg:x2="5.317cm" svg:y2="1.222cm">
          <text:p/>
        </draw:line>
        <draw:custom-shape draw:style-name="gr2" draw:text-style-name="P1" draw:id="id14" draw:layer="layout" svg:width="0.475cm" svg:height="0.324cm" svg:x="6.207cm" svg:y="3.2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3" draw:layer="layout" svg:width="0.644cm" svg:height="0.474cm" svg:x="6.144cm" svg:y="1.9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0" draw:layer="layout" svg:width="0.498cm" svg:height="0.419cm" svg:x="2.181cm" svg:y="2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11" draw:layer="layout" svg:width="0.475cm" svg:height="0.373cm" svg:x="0.61cm" svg:y="3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2.222cm" svg:height="1.322cm" svg:x="-2.645cm" svg:y="0.865cm">
          <draw:image xlink:href="Pictures/100000000000021500000215A7A698CE.jpg" xlink:type="simple" xlink:show="embed" xlink:actuate="onLoad">
            <text:p/>
          </draw:image>
        </draw:frame>
        <draw:custom-shape draw:style-name="gr2" draw:text-style-name="P1" draw:id="id8" draw:layer="layout" svg:width="0.509cm" svg:height="0.492cm" svg:x="2.124cm" svg:y="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7" draw:layer="layout" svg:width="0.526cm" svg:height="0.509cm" svg:x="1.479cm" svg:y="2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6" draw:layer="layout" svg:width="0.576cm" svg:height="0.559cm" svg:x="0.751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.808cm" svg:height="1.617cm" svg:x="0.374cm" svg:y="7.383cm">
          <draw:image xlink:href="Pictures/1000000000000155000001312805718E.png" xlink:type="simple" xlink:show="embed" xlink:actuate="onLoad">
            <text:p/>
          </draw:image>
        </draw:frame>
        <draw:frame draw:style-name="gr3" draw:text-style-name="P1" draw:id="id5" draw:layer="layout" svg:width="1.192cm" svg:height="1.568cm" draw:transform="rotate (1.5707963267946) translate (3.396cm 7.862cm)">
          <draw:image xlink:href="Pictures/10000201000000E40000012CD2B397F5.png" xlink:type="simple" xlink:show="embed" xlink:actuate="onLoad">
            <text:p/>
          </draw:image>
        </draw:frame>
        <draw:frame draw:style-name="gr3" draw:text-style-name="P1" draw:layer="layout" svg:width="2.058cm" svg:height="2.058cm" svg:x="5.76cm" svg:y="7.363cm">
          <draw:image xlink:href="Pictures/10000000000000E6000000E6A0D2E5F1.gif" xlink:type="simple" xlink:show="embed" xlink:actuate="onLoad">
            <text:p/>
          </draw:image>
        </draw:frame>
        <draw:line draw:style-name="gr4" draw:text-style-name="P1" draw:layer="layout" svg:x1="2.408cm" svg:y1="7.953cm" svg:x2="3.329cm" svg:y2="7.603cm">
          <text:p/>
        </draw:line>
        <draw:line draw:style-name="gr4" draw:text-style-name="P1" draw:layer="layout" svg:x1="4.995cm" svg:y1="7.566cm" svg:x2="5.916cm" svg:y2="8.027cm">
          <text:p/>
        </draw:line>
        <draw:custom-shape draw:style-name="gr5" draw:text-style-name="P2" draw:id="id3" draw:layer="layout" svg:width="2.21cm" svg:height="1.143cm" svg:x="6.008cm" svg:y="6.314cm">
          <text:p text:style-name="P1"><text:span text:style-name="T1">Load</text:span></text:p>
          <text:p text:style-name="P1"><text:span text:style-name="T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218cm" svg:height="1.135cm" svg:x="0.285cm" svg:y="6.101cm">
          <text:p text:style-name="P1"><text:span text:style-name="T1">Charge</text:span></text:p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1" draw:layer="layout" svg:width="2.218cm" svg:height="1.135cm" svg:x="0.284cm" svg:y="4.508cm">
          <text:p text:style-name="P1"><text:span text:style-name="T1">Charge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2" draw:layer="layout" svg:width="2.218cm" svg:height="1.135cm" svg:x="6.016cm" svg:y="4.475cm">
          <text:p text:style-name="P1"><text:span text:style-name="T1">Load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.393cm" svg:y1="5.643cm" svg:x2="1.394cm" svg:y2="6.101cm" draw:start-shape="id1" draw:start-glue-point="2" svg:d="m1393 5643 1 458">
          <text:p/>
        </draw:connector>
        <draw:connector draw:style-name="gr6" draw:text-style-name="P1" draw:layer="layout" draw:type="line" svg:x1="7.125cm" svg:y1="5.61cm" svg:x2="7.113cm" svg:y2="6.314cm" draw:start-shape="id2" draw:start-glue-point="2" draw:end-shape="id3" draw:end-glue-point="0" svg:d="m7125 5610-12 704">
          <text:p/>
        </draw:connector>
        <draw:custom-shape draw:style-name="gr5" draw:text-style-name="P2" draw:id="id4" draw:layer="layout" svg:width="2.218cm" svg:height="1.135cm" svg:x="3.066cm" svg:y="4.493cm">
          <text:p text:style-name="P1"><text:span text:style-name="T1">Battery</text:span></text:p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175cm" svg:y1="5.628cm" svg:x2="4.18cm" svg:y2="6.67cm" draw:start-shape="id4" draw:start-glue-point="2" draw:end-shape="id5" svg:d="m4175 5628 5 1042">
          <text:p/>
        </draw:connector>
        <draw:custom-shape draw:style-name="gr7" draw:text-style-name="P2" draw:layer="layout" svg:width="2.493cm" svg:height="2.137cm" svg:x="0.479cm" svg:y="1.497cm">
          <text:p text:style-name="P1"><text:span text:style-name="T1">State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2.409cm" svg:height="0.524cm" svg:x="0.53cm" svg:y="2.96cm">
          <draw:text-box>
            <text:p text:style-name="P3"><text:span text:style-name="T2">(C</text:span><text:span text:style-name="T3">n</text:span><text:span text:style-name="T2">, B</text:span><text:span text:style-name="T3">n</text:span><text:span text:style-name="T2">, L</text:span><text:span text:style-name="T3">n</text:span><text:span text:style-name="T2">)</text:span></text:p>
          </draw:text-box>
        </draw:frame>
        <draw:connector draw:style-name="gr9" draw:text-style-name="P1" draw:layer="layout" draw:line-skew="0.311cm" svg:x1="1.393cm" svg:y1="4.508cm" svg:x2="1.039cm" svg:y2="3.464cm" draw:start-shape="id1" draw:start-glue-point="0" draw:end-shape="id6" draw:end-glue-point="2" svg:d="m1393 4508v-212h-354v-832">
          <text:p/>
        </draw:connector>
        <draw:connector draw:style-name="gr9" draw:text-style-name="P1" draw:layer="layout" draw:line-skew="0.344cm" svg:x1="4.175cm" svg:y1="4.493cm" svg:x2="1.742cm" svg:y2="3.481cm" draw:start-shape="id4" draw:start-glue-point="0" draw:end-shape="id7" draw:end-glue-point="2" svg:d="m4175 4493v-163h-2433v-849">
          <text:p/>
        </draw:connector>
        <draw:connector draw:style-name="gr9" draw:text-style-name="P1" draw:layer="layout" draw:line-skew="0.17cm 0.758cm 0.16cm" svg:x1="7.125cm" svg:y1="4.475cm" svg:x2="2.378cm" svg:y2="3.482cm" draw:start-shape="id2" draw:start-glue-point="0" draw:end-shape="id8" draw:end-glue-point="2" svg:d="m7125 4475v-332h-2043v0h-2704v-661">
          <text:p/>
        </draw:connector>
        <draw:frame draw:style-name="gr8" draw:text-style-name="P4" draw:layer="layout" svg:width="2.409cm" svg:height="0.524cm" svg:x="0.446cm" svg:y="2.145cm">
          <draw:text-box>
            <text:p text:style-name="P4"><text:span text:style-name="T4">(C</text:span><text:span text:style-name="T5">0</text:span><text:span text:style-name="T4">, B</text:span><text:span text:style-name="T5">0</text:span><text:span text:style-name="T4">, L</text:span><text:span text:style-name="T5">0</text:span><text:span text:style-name="T4">)</text:span></text:p>
          </draw:text-box>
        </draw:frame>
        <draw:frame draw:style-name="gr10" draw:text-style-name="P5" draw:layer="layout" svg:width="2.409cm" svg:height="0.581cm" svg:x="0.498cm" svg:y="2.325cm">
          <draw:text-box>
            <text:p text:style-name="P5"><text:span text:style-name="T6">. . .</text:span></text:p>
          </draw:text-box>
        </draw:frame>
        <draw:custom-shape draw:style-name="gr5" draw:text-style-name="P2" draw:id="id9" draw:layer="layout" svg:width="1.897cm" svg:height="1.135cm" svg:x="0.725cm" svg:y="0.122cm">
          <text:p text:style-name="P1"><text:span text:style-name="T1">State</text:span></text:p>
          <text:p text:style-name="P1"><text:span text:style-name="T1">Sh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0.463cm" svg:height="0.463cm" svg:x="-1.853cm" svg:y="1.311cm">
          <draw:image xlink:href="Pictures/10000000000000E6000000E6A0D2E5F1.gif" xlink:type="simple" xlink:show="embed" xlink:actuate="onLoad">
            <text:p/>
          </draw:image>
        </draw:frame>
        <draw:frame draw:style-name="gr3" draw:text-style-name="P1" draw:layer="layout" svg:width="0.521cm" svg:height="0.521cm" svg:x="-1.355cm" svg:y="1.131cm">
          <draw:image xlink:href="Pictures/10000000000000E6000000E6A0D2E5F1.gif" xlink:type="simple" xlink:show="embed" xlink:actuate="onLoad">
            <text:p/>
          </draw:image>
        </draw:frame>
        <draw:frame draw:style-name="gr3" draw:text-style-name="P1" draw:layer="layout" svg:width="0.463cm" svg:height="0.463cm" svg:x="-2.349cm" svg:y="1.188cm">
          <draw:image xlink:href="Pictures/10000000000000E6000000E6A0D2E5F1.gif" xlink:type="simple" xlink:show="embed" xlink:actuate="onLoad">
            <text:p/>
          </draw:image>
        </draw:frame>
        <draw:connector draw:style-name="gr9" draw:text-style-name="P1" draw:layer="layout" svg:x1="2.622cm" svg:y1="0.689cm" svg:x2="2.679cm" svg:y2="2.378cm" draw:start-shape="id9" draw:end-shape="id10" draw:end-glue-point="1" svg:d="m2622 689h558v1689h-501">
          <text:p/>
        </draw:connector>
        <draw:connector draw:style-name="gr11" draw:text-style-name="P1" draw:layer="layout" svg:x1="0.725cm" svg:y1="0.689cm" svg:x2="0.61cm" svg:y2="3.194cm" draw:start-shape="id9" draw:start-glue-point="3" draw:end-shape="id11" draw:end-glue-point="3" svg:d="m725 689h-617v2505h502">
          <text:p/>
        </draw:connector>
        <draw:custom-shape draw:style-name="gr12" draw:text-style-name="P2" draw:layer="layout" svg:width="2.188cm" svg:height="3.698cm" svg:x="6.076cm" svg:y="0.224cm">
          <text:p text:style-name="P2"><text:span text:style-name="T1">App</text:span></text:p>
          <text:p text:style-name="P2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985cm" svg:height="1.102cm" svg:x="6.177cm" svg:y="1.412cm">
          <text:p text:style-name="P1"><text:span text:style-name="T2">Actual</text:span></text:p>
          <text:p text:style-name="P1"><text:span text:style-name="T7">(a</text:span><text:span text:style-name="T8">0</text:span><text:span text:style-name="T7">,a</text:span><text:span text:style-name="T8">1</text:span><text:span text:style-name="T7">,a</text:span><text:span text:style-name="T8">2</text:span><text:span text:style-name="T7">...)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968cm" svg:height="1.102cm" svg:x="6.194cm" svg:y="2.65cm">
          <text:p text:style-name="P1"><text:span text:style-name="T2">Proposed</text:span></text:p>
          <text:p text:style-name="P1"><text:span text:style-name="T7">(p</text:span><text:span text:style-name="T8">0</text:span><text:span text:style-name="T7">,p</text:span><text:span text:style-name="T8">1</text:span><text:span text:style-name="T7">,p</text:span><text:span text:style-name="T8">2</text:span><text:span text:style-name="T7">...)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68cm" svg:height="1.188cm" svg:x="3.683cm" svg:y="0.582cm">
          <text:p text:style-name="P7"><text:span text:style-name="T9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id="id12" draw:layer="layout" svg:width="2.034cm" svg:height="0.899cm" svg:x="3.414cm" svg:y="2.701cm">
          <text:p text:style-name="P8"><text:span text:style-name="T10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" draw:layer="layout" draw:line-skew="-1.421cm 0.822cm 0.225cm" svg:x1="5.446cm" svg:y1="3.149cm" svg:x2="6.144cm" svg:y2="2.176cm" draw:start-shape="id12" draw:start-glue-point="7" draw:end-shape="id13" draw:end-glue-point="3" svg:d="m5446 3149h422v-889 0-84h276">
          <text:p/>
        </draw:connector>
        <draw:line draw:style-name="gr17" draw:text-style-name="P1" draw:layer="layout" svg:x1="2.679cm" svg:y1="2.767cm" svg:x2="3.395cm" svg:y2="3.205cm">
          <text:p/>
        </draw:line>
        <draw:connector draw:style-name="gr16" draw:text-style-name="P1" draw:layer="layout" draw:line-skew="0.322cm" svg:x1="5.446cm" svg:y1="3.15cm" svg:x2="6.207cm" svg:y2="3.427cm" draw:end-shape="id14" draw:end-glue-point="3" svg:d="m5446 3150h452v277h309">
          <text:p/>
        </draw:connector>
        <draw:line draw:style-name="gr1" draw:text-style-name="P1" draw:layer="layout" svg:x1="4.42cm" svg:y1="1.772cm" svg:x2="4.42cm" svg:y2="2.692cm">
          <text:p/>
        </draw:line>
        <draw:frame draw:style-name="gr18" draw:text-style-name="P10" draw:layer="layout" svg:width="1.222cm" svg:height="0.95cm" svg:x="4.855cm" svg:y="0.089cm">
          <draw:text-box>
            <text:p text:style-name="P10"><text:span text:style-name="T11">(1)</text:span></text:p>
          </draw:text-box>
        </draw:frame>
        <draw:frame draw:style-name="gr18" draw:text-style-name="P10" draw:layer="layout" svg:width="1.222cm" svg:height="0.95cm" svg:x="4.821cm" svg:y="1.768cm">
          <draw:text-box>
            <text:p text:style-name="P10"><text:span text:style-name="T11">(2)</text:span></text:p>
          </draw:text-box>
        </draw:frame>
        <draw:frame draw:style-name="gr18" draw:text-style-name="P10" draw:layer="layout" svg:width="1.222cm" svg:height="0.95cm" svg:x="3.278cm" svg:y="1.751cm">
          <draw:text-box>
            <text:p text:style-name="P10"><text:span text:style-name="T11">(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82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eoffrey Werner-Allen</meta:initial-creator>
    <meta:creation-date>2009-09-28T14:24:39</meta:creation-date>
    <dc:date>2009-09-28T15:46:58</dc:date>
    <dc:creator>Geoffrey Werner-Allen</dc:creator>
    <meta:editing-duration>PT01H22M20S</meta:editing-duration>
    <meta:editing-cycles>18</meta:editing-cycles>
    <meta:generator>OpenOffice.org/3.1$Linux OpenOffice.org_project/310m19$Build-9420</meta:generator>
    <meta:document-statistic meta:object-count="47"/>
  </office:meta>
</office:document-meta>
</file>